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Bogenmi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umme – Offset</text:p>
          </table:table-cell>
          <table:table-cell/>
          <table:table-cell office:value-type="string" calcext:value-type="string">
            <text:p>Wellenläng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ün</text:p>
          </table:table-cell>
          <table:table-cell table:formula="of:= [.A2] + [.B2] / 60 - 9/60" office:value-type="float" office:value="49" calcext:value-type="float">
            <text:p>49</text:p>
          </table:table-cell>
          <table:table-cell/>
          <table:table-cell office:value-type="float" office:value="508.58" calcext:value-type="float">
            <text:p>508.5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t</text:p>
          </table:table-cell>
          <table:table-cell table:formula="of:= [.A3] + [.B3] / 60 - 9/60" office:value-type="float" office:value="47.7333333333333" calcext:value-type="float">
            <text:p>47.7333333333333</text:p>
          </table:table-cell>
          <table:table-cell/>
          <table:table-cell office:value-type="float" office:value="643.35" calcext:value-type="float">
            <text:p>643.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1</text:p>
          </table:table-cell>
          <table:table-cell table:formula="of:= [.A4] + [.B4] / 60 - 9/60" office:value-type="float" office:value="48.2166666666667" calcext:value-type="float">
            <text:p>48.2166666666667</text:p>
          </table:table-cell>
          <table:table-cell/>
          <table:table-cell office:value-type="float" office:value="579.06" calcext:value-type="float">
            <text:p>579.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range2</text:p>
          </table:table-cell>
          <table:table-cell table:formula="of:= [.A5] + [.B5] / 60 - 9/60" office:value-type="float" office:value="48.3" calcext:value-type="float">
            <text:p>48.3</text:p>
          </table:table-cell>
          <table:table-cell/>
          <table:table-cell office:value-type="float" office:value="576.96" calcext:value-type="float">
            <text:p>576.96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</text:p>
          </table:table-cell>
          <table:table-cell table:formula="of:= [.A6] + [.B6] / 60 - 9/60" office:value-type="float" office:value="48.55" calcext:value-type="float">
            <text:p>48.55</text:p>
          </table:table-cell>
          <table:table-cell/>
          <table:table-cell office:value-type="float" office:value="546.08" calcext:value-type="float">
            <text:p>546.08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blau</text:p>
          </table:table-cell>
          <table:table-cell table:formula="of:= [.A7] + [.B7] / 60 - 9/60" office:value-type="float" office:value="49.4333333333333" calcext:value-type="float">
            <text:p>49.4333333333333</text:p>
          </table:table-cell>
          <table:table-cell/>
          <table:table-cell office:value-type="float" office:value="479.99" calcext:value-type="float">
            <text:p>479.9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blau</text:p>
          </table:table-cell>
          <table:table-cell table:formula="of:= [.A8] + [.B8] / 60 - 9/60" office:value-type="float" office:value="49.65" calcext:value-type="float">
            <text:p>49.65</text:p>
          </table:table-cell>
          <table:table-cell/>
          <table:table-cell office:value-type="float" office:value="467.81" calcext:value-type="float">
            <text:p>467.81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ulila</text:p>
          </table:table-cell>
          <table:table-cell table:formula="of:= [.A9] + [.B9] / 60 - 9/60" office:value-type="float" office:value="50.4" calcext:value-type="float">
            <text:p>50.4</text:p>
          </table:table-cell>
          <table:table-cell/>
          <table:table-cell office:value-type="float" office:value="435.83" calcext:value-type="float">
            <text:p>435.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la1</text:p>
          </table:table-cell>
          <table:table-cell table:formula="of:= [.A10] + [.B10] / 60 - 9/60" office:value-type="float" office:value="51.2166666666667" calcext:value-type="float">
            <text:p>51.2166666666667</text:p>
          </table:table-cell>
          <table:table-cell/>
          <table:table-cell office:value-type="float" office:value="404.66" calcext:value-type="float">
            <text:p>404.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la2</text:p>
          </table:table-cell>
          <table:table-cell table:formula="of:= [.A11] + [.B11] / 60 - 9/60" office:value-type="float" office:value="51.15" calcext:value-type="float">
            <text:p>51.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14:47:05.047000000</meta:creation-date>
    <dc:date>2025-03-18T19:14:20.217000000</dc:date>
    <meta:editing-duration>PT4H27M16S</meta:editing-duration>
    <meta:editing-cycles>3</meta:editing-cycles>
    <meta:generator>LibreOffice/7.5.8.2$Windows_X86_64 LibreOffice_project/f718d63693263970429a68f568db6046aaa9df01</meta:generator>
    <meta:document-statistic meta:table-count="1" meta:cell-count="54" meta:object-count="0"/>
  </office:meta>
</office:document-meta>
</file>